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EEZ-GUI)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EEZ-GUI)16" text:continue-numbering="true" text:continue-list="list_QRCode (EEZ-GUI)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9" text:continue-numbering="true" text:continue-list="list_QRCode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1" text:continue-numbering="true" text:continue-list="list_QRCode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EEZ-GUI)22" text:continue-numbering="true" text:continue-list="list_QRCode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EEZ-GUI)23" text:continue-numbering="true" text:continue-list="list_QRCode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